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background-color="#00ff00" loext:char-shading-value="0"/>
    </style:style>
    <style:style style:name="T3"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upermarktsimulatie </text:span></text:p>
      <text:p text:style-name="Standard">De opdracht is om een simulatie te maken van een supermarkt. Hierbij is van belang dat klanten zich door een supermarkt kunnen verplaatsen en producten kunnen kopen. De voorraad in de gesimuleerde supermarkt wordt in kaart gebracht en opgeslagen in een database. Daarnaast wordt ook personeel gesimuleerd dat de klanten helpt. Deze onderdelen zijn hieronder beschreven. </text:p>
      <text:p text:style-name="Standard"><text:span text:style-name="T1">Supermarkt </text:span></text:p>
      <text:p text:style-name="Standard"><text:span text:style-name="T2">Een supermarkt</text:span> is een winkel waarin verschillende <text:span text:style-name="T2">producten</text:span> <text:span text:style-name="T3">gekocht</text:span> kunnen worden. Deze producten staan <text:span text:style-name="T3">opgesteld</text:span> in <text:span text:style-name="T2">paden</text:span>. Ieder pad bevat een aantal bij elkaar passende producten. Zo zal een “potjespad” een <text:span text:style-name="T2">artikel</text:span> als “pot wortels” en een artikel “appelmoes” <text:span text:style-name="T3">bevatten</text:span> en in een “frispad” zal “cola” en “sinas” gevonden kunnen worden. Ook heeft de supermarkt een <text:span text:style-name="T2">voordeelstraat,</text:span> waar afwisselend artikelen uit de hele winkel <text:span text:style-name="T3">verkocht</text:span> worden. Naast de paden zijn er ook <text:span text:style-name="T2">afdelingen</text:span>, bijvoorbeeld een kaasafdeling, een broodafdeling en een vleesafdeling. Hier worden artikelen aan <text:span text:style-name="T2">klanten</text:span> <text:span text:style-name="T3">verstrekt</text:span> door <text:span text:style-name="T2">werknemers</text:span>, in de meeste gevallen naar behoefte van de klant (dit wil zeggen in een portie afgestemd op de eisen van de klant). De supermarkt heeft <text:span text:style-name="T2">kassa’s,</text:span> waar klanten hun verzamelde artikelen kunnen <text:span text:style-name="T3">afrekenen</text:span> en een <text:span text:style-name="T2">magazijn</text:span> waar artikelen <text:span text:style-name="T3">staan</text:span> die niet in de winkel passen. De supermarkt bestaat uit tenminste 4 paden en 2 afdelingen. Er is 1 magazijn en 1 voordeelstraat. Per pad worden minstens 2 artikelen aangeboden en iedere afdeling biedt tenminste 1 artikel aan. De voordeelstraat is gevuld met minstens 2 artikelen die ook in de winkel verkocht worden en deze artikelen kunnen worden veranderd. De supermarkt heeft tenminste 4 kassa’s, waarvan er natuurlijk minstens 1 geopend is. (Een kassa is geopend als er een medewerker aanwezig is bij de kassa). Klanten In de supermarkt komen verschillende klanten. Deze klanten zijn op te delen in <text:span text:style-name="T2">groepen.</text:span> De groep waartoe een klant <text:span text:style-name="T3">behoort</text:span>, bepaalt zijn <text:span text:style-name="T2">koopgedrag.</text:span> Zo kan een groep “Studentklant<text:span text:style-name="T3">” gedefinieerd worden</text:span> die alleen de producten “Diepvriespizza”, “Bier” en “Chips” koopt. Daarentegen zullen klanten uit de groep “Moeder” alle producten in een supermarkt kopen. Een klant verzamelt zijn gewenste artikelen in een winkelwagen of mandje en gaat daarna naar de kassa om <text:span text:style-name="T3">af te rekenen</text:span>. Welke groepen klanten geïmplementeerd worden en welke producten deze kopen staat de student vrij. Creativiteit hierbij wordt zeer op prijs gesteld. Er zijn minstens 4 verschillende soorten klanten de supermarkt kunnen bezoeken. </text:p>
      <text:p text:style-name="Standard"><text:span text:style-name="T1">Personeel </text:span></text:p>
      <text:p text:style-name="Standard">In een supermarkt werkt personeel. Dit <text:span text:style-name="T2">personeel</text:span> kan diverse <text:span text:style-name="T2">taken</text:span><text:bookmark text:name="_GoBack"/> <text:span text:style-name="T3">verrichten.</text:span> Voorkomende taken zijn: “kassa bedienen”, “artikelen bijvullen”, “op een afdeling staan” of “vrachtwagen lossen “. Sommige personeelsleden zullen één taak kunnen uitvoeren, sommigen kunnen ook meerdere taken uitvoeren. Echter kan een personeelslid natuurlijk niet op meerdere plekken tegelijk aanwezig zijn. De supermarkt moet minstens zes personeelsleden in dienst hebben welke niet allemaal dezelfde taken mogen kunnen uitvoeren. </text:p>
      <text:p text:style-name="Standard"><text:span text:style-name="T1">Database </text:span></text:p>
      <text:p text:style-name="Standard">Een supermarkt heeft in een database de voorraad en de voorraadmutaties staan. De voorraad bestaat uit alle artikelen die zich in de supermarkt bevinden <text:soft-page-break/>maar nog niet zijn afgerekend. Een voorraadmutatie is een verandering in de voorraad. Dit kan komen door de levering van nieuwe producten of door de verkoop van producten. In de database moeten al deze dingen worden opgeslagen.</text:p>
      <text:p text:style-name="P1"/>
      <text:p text:style-name="P1"/>
      <text:p text:style-name="Standard"><text:span text:style-name="T1">Grafische simulatie </text:span></text:p>
      <text:p text:style-name="Standard">De grafische representatie van de simulatie is voor deze opdracht minder belangrijk, het vak Graphics valt immers buiten de scope. Wat minimaal gevraagd wordt is: Een GUI met Swing, waarin een 2D overview van de supermarkt wordt getoond. Per pad moet zichtbaar zijn hoeveel artikelen er nog zijn. Het moet zichtbaar zijn waar klanten en medewerkers zijn (in welk pad, op welke afdeling of bij welke kassa). De beweging van klanten door de supermarkt heen is niet noodzakelijk, klanten mogen van plek naar plek “hoppen”. Tijdens het afrekenen moet zichtbaar zijn welke artikelen de klant koopt Extra dingen zijn niet vereist, maar worden natuurlijk wel gewaardeerd. Bonus Enige onderdelen van dit project zijn bonusonderdelen. Deze onderdelen zijn niet vereist voor het behalen van het practicum, maar hebben wel een positieve invloed op het cijfer indien volbracht</text:p>
      <text:p text:style-name="Standard">Deze onderdelen zijn: </text:p>
      <text:p text:style-name="No_20_Spacing">1. magazijn en vrachtwagen </text:p>
      <text:p text:style-name="No_20_Spacing">2. voordeelstraat met 2 (variërende) artikelen in app- of webappvorm </text:p>
      <text:p text:style-name="No_20_Spacing">3. grafische simulatie</text:p>
      <text:p text:style-name="No_20_Spacing"/>
      <text:p text:style-name="Standard"><text:span text:style-name="T1">Samenvatting</text:span></text:p>
      <text:p text:style-name="Standard">Als samenvatting hierbij de componenten waaruit de supermarkt minstens moet bestaan: </text:p>
      <text:p text:style-name="No_20_Spacing">1. 4 paden </text:p>
      <text:p text:style-name="No_20_Spacing">2. 2 artikelen per pad </text:p>
      <text:p text:style-name="No_20_Spacing">3. 2 afdelingen </text:p>
      <text:p text:style-name="No_20_Spacing">4. 1 artikel per afdeling (welke in grootte kan variëren) </text:p>
      <text:p text:style-name="No_20_Spacing">5. 4 kassa’s waarvan altijd minstens 1 geopend is </text:p>
      <text:p text:style-name="No_20_Spacing">6. 4 verschillende soorten klanten </text:p>
      <text:p text:style-name="No_20_Spacing">7. 6 personeelsleden </text:p>
      <text:p text:style-name="No_20_Spacing">8. 1 database met voorraadmutaties </text:p>
      <text:p text:style-name="No_20_Spacing"/>
      <text:p text:style-name="Standard">Groepsgrootte Deze opdracht mag in zelf te vormen groepen van maximaal 4 studenten gemaakt wo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nl" fo:country="NL"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4917in" style:writing-mode="page"/>
      <style:text-properties style:use-window-font-color="true" style:font-name="Calibri" fo:font-size="11pt" fo:language="nl" fo:country="NL"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k Schoffelmeer</meta:initial-creator>
    <dc:creator>Aldert De Vries</dc:creator>
    <meta:editing-cycles>2</meta:editing-cycles>
    <meta:creation-date>2015-10-15T12:01:00</meta:creation-date>
    <dc:date>2015-10-15T12:01:00</dc:date>
    <meta:editing-duration>P0D</meta:editing-duration>
    <meta:generator>LibreOffice/4.4.6.3$Linux_X86_64 LibreOffice_project/40m0$Build-3</meta:generator>
    <meta:document-statistic meta:table-count="0" meta:image-count="0" meta:object-count="0" meta:page-count="2" meta:paragraph-count="25" meta:word-count="736" meta:character-count="4860" meta:non-whitespace-character-count="412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